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ll Cod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Times Less Lines Than Old</text:p>
          </table:table-cell>
          <table:table-cell table:style-name="ce2" office:value-type="string" calcext:value-type="string">
            <text:p>As Percentage of Old Lines</text:p>
          </table:table-cell>
          <table:table-cell table:style-name="ce2" office:value-type="string" calcext:value-type="string">
            <text:p>As Percentage of Total</text:p>
          </table:table-cell>
        </table:table-row>
        <table:table-row table:style-name="ro1">
          <table:table-cell table:style-name="ce2" office:value-type="string" calcext:value-type="string">
            <text:p>Overall</text:p>
          </table:table-cell>
          <table:table-cell table:style-name="ce2" table:formula="of:=SUM([.B17];[.B28];[.B39])" office:value-type="float" office:value="17225" calcext:value-type="float">
            <text:p>17225</text:p>
          </table:table-cell>
          <table:table-cell table:style-name="ce2" table:formula="of:=[.B8]/[.B3]" office:value-type="float" office:value="11.2549782293179" calcext:value-type="float">
            <text:p>11.2549782293</text:p>
          </table:table-cell>
          <table:table-cell table:style-name="ce2" table:formula="of:=([.B3]/[.B8])*100" office:value-type="float" office:value="8.88495721293464" calcext:value-type="float">
            <text:p>8.8849572129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Project code</text:p>
          </table:table-cell>
          <table:table-cell table:style-name="ce2" table:formula="of:=SUM([.B18];[.B29];[.B40])" office:value-type="float" office:value="1584" calcext:value-type="float">
            <text:p>1584</text:p>
          </table:table-cell>
          <table:table-cell table:style-name="ce2" table:formula="of:=[.B9]/[.B4]" office:value-type="float" office:value="2.95454545454545" calcext:value-type="float">
            <text:p>2.9545454545</text:p>
          </table:table-cell>
          <table:table-cell table:formula="of:=([.B4]/[.B9])*100" office:value-type="float" office:value="33.8461538461538" calcext:value-type="float">
            <text:p>33.8461538462</text:p>
          </table:table-cell>
          <table:table-cell table:style-name="ce2" table:formula="of:=([.B4]/[.B3])*100" office:value-type="float" office:value="9.19593613933237" calcext:value-type="float">
            <text:p>9.1959361393</text:p>
          </table:table-cell>
        </table:table-row>
        <table:table-row table:style-name="ro1">
          <table:table-cell table:style-name="ce2" office:value-type="string" calcext:value-type="string">
            <text:p>Libraries</text:p>
          </table:table-cell>
          <table:table-cell table:style-name="ce2" table:formula="of:=SUM([.B19];[.B30];[.B41])" office:value-type="float" office:value="15641" calcext:value-type="float">
            <text:p>15641</text:p>
          </table:table-cell>
          <table:table-cell table:style-name="ce2" table:formula="of:=[.B10]/[.B5]" office:value-type="float" office:value="11.9914967073717" calcext:value-type="float">
            <text:p>11.9914967074</text:p>
          </table:table-cell>
          <table:table-cell table:style-name="ce2" table:formula="of:=([.B5]/[.B10])*100" office:value-type="float" office:value="8.33924258499992" calcext:value-type="float">
            <text:p>8.339242585</text:p>
          </table:table-cell>
          <table:table-cell table:style-name="ce2" table:formula="of:=([.B5]/[.B3])*100" office:value-type="float" office:value="90.8040638606676" calcext:value-type="float">
            <text:p>90.80406386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l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2];[.B33];[.B44])" office:value-type="float" office:value="193867" calcext:value-type="float">
            <text:p>193867</text:p>
          </table:table-cell>
          <table:table-cell table:number-columns-repeated="3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Project total</text:p>
          </table:table-cell>
          <table:table-cell table:style-name="ce2" table:formula="of:=SUM([.B23];[.B34];[.B45])" office:value-type="float" office:value="4680" calcext:value-type="float">
            <text:p>4680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table:formula="of:=([.B9]/[.B8])*100" office:value-type="float" office:value="2.41402611068413" calcext:value-type="float">
            <text:p>2.4140261107</text:p>
          </table:table-cell>
        </table:table-row>
        <table:table-row table:style-name="ro1">
          <table:table-cell table:style-name="ce2" office:value-type="string" calcext:value-type="string">
            <text:p>Libraries total</text:p>
          </table:table-cell>
          <table:table-cell table:style-name="ce2" table:formula="of:=SUM([.B24];[.B35];[.B46])" office:value-type="float" office:value="187559" calcext:value-type="float">
            <text:p>18755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table:formula="of:=([.B10]/[.B8])*100" office:value-type="float" office:value="96.7462229260266" calcext:value-type="float">
            <text:p>96.746222926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J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Totals</text:p>
          </table:table-cell>
          <table:table-cell office:value-type="string" calcext:value-type="string">
            <text:p>Times Less Lines Than Old</text:p>
          </table:table-cell>
          <table:table-cell office:value-type="string" calcext:value-type="string">
            <text:p>As Percentage of Old Lines</text:p>
          </table:table-cell>
          <table:table-cell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15165" calcext:value-type="float">
            <text:p>15165</text:p>
          </table:table-cell>
          <table:table-cell office:value-type="float" office:value="9.32917903066271" calcext:value-type="float">
            <text:p>9.3291790307</text:p>
          </table:table-cell>
          <table:table-cell office:value-type="float" office:value="10.7190568078204" calcext:value-type="float">
            <text:p>10.7190568078</text:p>
          </table:table-cell>
          <table:table-cell office:value-type="string" calcext:value-type="string">
            <text:p>As Percentage of Total</text:p>
          </table:table-cell>
        </table:table-row>
        <table:table-row table:style-name="ro1">
          <table:table-cell office:value-type="string" calcext:value-type="string">
            <text:p>Project code</text:p>
          </table:table-cell>
          <table:table-cell office:value-type="float" office:value="546" calcext:value-type="float">
            <text:p>546</text:p>
          </table:table-cell>
          <table:table-cell office:value-type="float" office:value="3.66300366300366" calcext:value-type="float">
            <text:p>3.663003663</text:p>
          </table:table-cell>
          <table:table-cell office:value-type="float" office:value="27.3" calcext:value-type="float">
            <text:p>27.3</text:p>
          </table:table-cell>
          <table:table-cell office:value-type="float" office:value="3.60039564787339" calcext:value-type="float">
            <text:p>3.6003956479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14619" calcext:value-type="float">
            <text:p>14619</text:p>
          </table:table-cell>
          <table:table-cell office:value-type="float" office:value="9.4520145016759" calcext:value-type="float">
            <text:p>9.4520145017</text:p>
          </table:table-cell>
          <table:table-cell office:value-type="float" office:value="10.5797552450083" calcext:value-type="float">
            <text:p>10.579755245</text:p>
          </table:table-cell>
          <table:table-cell office:value-type="float" office:value="96.3996043521266" calcext:value-type="float">
            <text:p>96.39960435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41477" calcext:value-type="float">
            <text:p>141477</text:p>
          </table:table-cell>
          <table:table-cell table:number-columns-repeated="2"/>
          <table:table-cell office:value-type="string" calcext:value-type="string">
            <text:p>As Percentage of Total</text:p>
          </table:table-cell>
        </table:table-row>
        <table:table-row table:style-name="ro1">
          <table:table-cell office:value-type="string" calcext:value-type="string">
            <text:p>Project total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.41365734359649" calcext:value-type="float">
            <text:p>1.4136573436</text:p>
          </table:table-cell>
        </table:table-row>
        <table:table-row table:style-name="ro1">
          <table:table-cell office:value-type="string" calcext:value-type="string">
            <text:p>Libraries total</text:p>
          </table:table-cell>
          <table:table-cell office:value-type="float" office:value="138179" calcext:value-type="float">
            <text:p>138179</text:p>
          </table:table-cell>
          <table:table-cell table:number-columns-repeated="2"/>
          <table:table-cell office:value-type="float" office:value="97.6688790404094" calcext:value-type="float">
            <text:p>97.66887904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s Less Lines Than Old</text:p>
          </table:table-cell>
          <table:table-cell office:value-type="string" calcext:value-type="string">
            <text:p>As Percentage of Old Lines</text:p>
          </table:table-cell>
          <table:table-cell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704" calcext:value-type="float">
            <text:p>704</text:p>
          </table:table-cell>
          <table:table-cell office:value-type="float" office:value="28.3622159090909" calcext:value-type="float">
            <text:p>28.3622159091</text:p>
          </table:table-cell>
          <table:table-cell office:value-type="float" office:value="3.52581759903841" calcext:value-type="float">
            <text:p>3.525817599</text:p>
          </table:table-cell>
          <table:table-cell office:value-type="string" calcext:value-type="string">
            <text:p>As Percentage of Total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665" calcext:value-type="float">
            <text:p>665</text:p>
          </table:table-cell>
          <table:table-cell office:value-type="float" office:value="1.8406015037594" calcext:value-type="float">
            <text:p>1.8406015038</text:p>
          </table:table-cell>
          <table:table-cell office:value-type="float" office:value="54.3300653594771" calcext:value-type="float">
            <text:p>54.3300653595</text:p>
          </table:table-cell>
          <table:table-cell office:value-type="float" office:value="94.4602272727273" calcext:value-type="float">
            <text:p>94.4602272727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39" calcext:value-type="float">
            <text:p>39</text:p>
          </table:table-cell>
          <table:table-cell office:value-type="float" office:value="480.589743589744" calcext:value-type="float">
            <text:p>480.5897435897</text:p>
          </table:table-cell>
          <table:table-cell office:value-type="float" office:value="0.208077682334738" calcext:value-type="float">
            <text:p>0.2080776823</text:p>
          </table:table-cell>
          <table:table-cell office:value-type="float" office:value="5.53977272727273" calcext:value-type="float">
            <text:p>5.53977272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967" calcext:value-type="float">
            <text:p>19967</text:p>
          </table:table-cell>
          <table:table-cell table:number-columns-repeated="2"/>
          <table:table-cell office:value-type="string" calcext:value-type="string">
            <text:p>As Percentage of Total</text:p>
          </table:table-cell>
        </table:table-row>
        <table:table-row table:style-name="ro1">
          <table:table-cell office:value-type="string" calcext:value-type="string">
            <text:p>Project total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office:value-type="float" office:value="6.13011468923724" calcext:value-type="float">
            <text:p>6.1301146892</text:p>
          </table:table-cell>
        </table:table-row>
        <table:table-row table:style-name="ro1">
          <table:table-cell office:value-type="string" calcext:value-type="string">
            <text:p>Libraries total</text:p>
          </table:table-cell>
          <table:table-cell office:value-type="float" office:value="18743" calcext:value-type="float">
            <text:p>18743</text:p>
          </table:table-cell>
          <table:table-cell table:number-columns-repeated="2"/>
          <table:table-cell office:value-type="float" office:value="93.8698853107628" calcext:value-type="float">
            <text:p>93.86988531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s Less Lines Than Old</text:p>
          </table:table-cell>
          <table:table-cell office:value-type="string" calcext:value-type="string">
            <text:p>As Percentage of Old Lines</text:p>
          </table:table-cell>
          <table:table-cell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1356" calcext:value-type="float">
            <text:p>1356</text:p>
          </table:table-cell>
          <table:table-cell office:value-type="float" office:value="23.9107669616519" calcext:value-type="float">
            <text:p>23.9107669617</text:p>
          </table:table-cell>
          <table:table-cell office:value-type="float" office:value="4.18221632791537" calcext:value-type="float">
            <text:p>4.1822163279</text:p>
          </table:table-cell>
          <table:table-cell office:value-type="string" calcext:value-type="string">
            <text:p>As Percentage of Total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373" calcext:value-type="float">
            <text:p>373</text:p>
          </table:table-cell>
          <table:table-cell office:value-type="float" office:value="3.90348525469169" calcext:value-type="float">
            <text:p>3.9034852547</text:p>
          </table:table-cell>
          <table:table-cell office:value-type="float" office:value="25.6181318681319" calcext:value-type="float">
            <text:p>25.6181318681</text:p>
          </table:table-cell>
          <table:table-cell office:value-type="float" office:value="27.5073746312684" calcext:value-type="float">
            <text:p>27.5073746313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983" calcext:value-type="float">
            <text:p>983</text:p>
          </table:table-cell>
          <table:table-cell office:value-type="float" office:value="31.1668362156663" calcext:value-type="float">
            <text:p>31.1668362157</text:p>
          </table:table-cell>
          <table:table-cell office:value-type="float" office:value="3.20853869504194" calcext:value-type="float">
            <text:p>3.208538695</text:p>
          </table:table-cell>
          <table:table-cell office:value-type="float" office:value="72.4926253687316" calcext:value-type="float">
            <text:p>72.49262536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32423" calcext:value-type="float">
            <text:p>32423</text:p>
          </table:table-cell>
          <table:table-cell table:number-columns-repeated="2"/>
          <table:table-cell office:value-type="string" calcext:value-type="string">
            <text:p>As Percentage of Total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office:value-type="float" office:value="4.49063936094748" calcext:value-type="float">
            <text:p>4.4906393609</text:p>
          </table:table-cell>
        </table:table-row>
        <table:table-row table:style-name="ro1">
          <table:table-cell office:value-type="string" calcext:value-type="string">
            <text:p>Libaries</text:p>
          </table:table-cell>
          <table:table-cell office:value-type="float" office:value="30637" calcext:value-type="float">
            <text:p>30637</text:p>
          </table:table-cell>
          <table:table-cell table:number-columns-repeated="2"/>
          <table:table-cell office:value-type="float" office:value="94.4915646300466" calcext:value-type="float">
            <text:p>94.49156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4:46:57.283729607</meta:creation-date>
    <meta:generator>LibreOffice/5.1.6.2$Linux_X86_64 LibreOffice_project/10m0$Build-2</meta:generator>
    <dc:date>2019-09-05T15:54:49.096815847</dc:date>
    <meta:editing-duration>PT1H7M47S</meta:editing-duration>
    <meta:editing-cycles>8</meta:editing-cycles>
    <meta:document-statistic meta:table-count="1" meta:cell-count="128" meta:object-count="0"/>
  </office:meta>
</office:document-meta>
</file>